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20974e" style:font-name-complex="Times New Roman1"/>
    </style:style>
    <style:style style:name="T5" style:family="text">
      <style:text-properties style:font-name="Times New Roman" officeooo:rsid="000c7953" style:font-name-complex="Times New Roman1"/>
    </style:style>
    <style:style style:name="T6" style:family="text">
      <style:text-properties style:font-name="Times New Roman" officeooo:rsid="00261e79" style:font-name-complex="Times New Roman1"/>
    </style:style>
    <style:style style:name="T7" style:family="text">
      <style:text-properties style:font-name="Times New Roman" officeooo:rsid="009413ba" style:font-name-complex="Times New Roman1"/>
    </style:style>
    <style:style style:name="T8" style:family="text">
      <style:text-properties style:font-name="Times New Roman" officeooo:rsid="000f5bc1" style:font-name-complex="Times New Roman1"/>
    </style:style>
    <style:style style:name="T9" style:family="text">
      <style:text-properties style:font-name="Times New Roman" officeooo:rsid="002b7be5" style:font-name-complex="Times New Roman1"/>
    </style:style>
    <style:style style:name="T10" style:family="text">
      <style:text-properties style:font-name="Times New Roman" officeooo:rsid="002c174e" style:font-name-complex="Times New Roman1"/>
    </style:style>
    <style:style style:name="T11" style:family="text">
      <style:text-properties officeooo:rsid="0099ab47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бронирования на доступный слот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4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5">ей</text:span><text:span text:style-name="T1"> в текущем клубе) </text:span><text:span text:style-name="T6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7">номеру</text:span><text:span text:style-name="T1"> </text:span><text:span text:style-name="T7">телефона</text:span><text:span text:style-name="T1"> (</text:span><text:span text:style-name="T7">номер телефона </text:span><text:span text:style-name="T1">- опционально)</text:span></text:p>
      <text:p text:style-name="P1" loext:marker-style-name="T1"><text:span text:style-name="T1"><text:tab/>1.</text:span><text:span text:style-name="T8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8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9">(случай, когда клиент пришел без заранее сделанной брони и</text:span><text:span text:style-name="T10">/или</text:span><text:span text:style-name="T9"> его нет в БД)</text:span></text:p>
      <text:p text:style-name="P12" loext:marker-style-name="T1"><text:tab/><text:span text:style-name="T11">1.4 Подтверждение оплаты бронирования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</text:span><text:bookmark-start text:name="__DdeLink__485_3824651667"/><text:span text:style-name="T1"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text:bookmark-end text:name="__DdeLink__485_3824651667"/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bookmark-start text:name="__DdeLink__487_3824651667"/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text:bookmark-end text:name="__DdeLink__487_3824651667"/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</text:span><text:bookmark-start text:name="__DdeLink__489_3824651667"/><text:span text:style-name="T1">Изменение количества симуляторов в выбранном текущим клубе</text:span><text:bookmark-end text:name="__DdeLink__489_3824651667"/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</text:span><text:bookmark-start text:name="__DdeLink__491_3824651667"/><text:span text:style-name="T1">Добавить </text:span><text:span text:style-name="T15">активную </text:span><text:span text:style-name="T1">игру в клуб</text:span><text:bookmark-end text:name="__DdeLink__491_3824651667"/><text:span text:style-name="T1">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</text:span><text:bookmark-start text:name="__DdeLink__493_3824651667"/><text:span text:style-name="T1">Удалить игру из клуба</text:span><text:bookmark-end text:name="__DdeLink__493_3824651667"/><text:span text:style-name="T1">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</text:span><text:bookmark-start text:name="__DdeLink__495_3824651667"/><text:span text:style-name="T1">Добавление цены за кол-во минут игры</text:span><text:bookmark-end text:name="__DdeLink__495_3824651667"/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</text:span><text:bookmark-start text:name="__DdeLink__497_3824651667"/><text:span text:style-name="T1">Добавление фотографии</text:span><text:bookmark-end text:name="__DdeLink__497_3824651667"/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oft-page-break/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tab/>3.1. <text:bookmark-start text:name="__DdeLink__500_3824651667"/>Получение отчета «Cтатистика бронирований», который включает: общее число бронирований, процент отмен, число б<text:bookmark text:name="_GoBack"/>ронирований по дням<text:bookmark-end text:name="__DdeLink__500_3824651667"/></text:p>
      <text:p text:style-name="P22" loext:marker-style-name="T1"><text:tab/>3.2. <text:bookmark-start text:name="__DdeLink__502_3824651667"/>Получение отчета «Финансовая статистика», который включает: общую выручку, выручку по дням, средний чек<text:bookmark-end text:name="__DdeLink__502_38246516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82</meta:editing-cycles>
    <meta:creation-date>2026-01-25T11:25:00</meta:creation-date>
    <dc:date>2026-03-10T15:45:06.411808755</dc:date>
    <meta:editing-duration>PT6H33M4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4" meta:word-count="666" meta:character-count="4936" meta:non-whitespace-character-count="4283"/>
    <meta:user-defined meta:name="AppVersion">16.0000</meta:user-defined>
    <meta:template xlink:type="simple" xlink:actuate="onRequest" xlink:title="Normal" xlink:href=""/>
  </office:meta>
</office:document-meta>
</file>